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>
            <text:p>VM_Kernel_cpu_0</text:p>
          </table:table-cell>
          <table:table-cell office:value-type="string">
            <text:p>VM_Kernel_cpu_1</text:p>
          </table:table-cell>
          <table:table-cell office:value-type="string">
            <text:p>VM_Kernel_cpu_2</text:p>
          </table:table-cell>
          <table:table-cell office:value-type="string">
            <text:p>VM_Kernel_cpu_3</text:p>
          </table:table-cell>
          <table:table-cell office:value-type="string">
            <text:p>VM_Kernel_cpu_4</text:p>
          </table:table-cell>
          <table:table-cell office:value-type="string">
            <text:p>VM_Kernel_cpu_5</text:p>
          </table:table-cell>
          <table:table-cell>
            <draw:frame table:end-cell-address="Sheet1.S51" table:end-x="2.044cm" table:end-y="0.027cm" draw:z-index="0" draw:style-name="gr1" svg:width="29.032cm" svg:height="22.414cm" svg:x="0.11cm" svg:y="0.106cm">
              <draw:object draw:notify-on-update-of-ranges="Sheet1.A1:Sheet1.A1 Sheet1.A2:Sheet1.A1001 Sheet1.B1:Sheet1.B1 Sheet1.B2:Sheet1.B1001 Sheet1.C1:Sheet1.C1 Sheet1.C2:Sheet1.C1001 Sheet1.D1:Sheet1.D1 Sheet1.D2:Sheet1.D1001 Sheet1.E1:Sheet1.E1 Sheet1.E2:Sheet1.E1001 Sheet1.F1:Sheet1.F1 Sheet1.F2:Sheet1.F10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6116">
            <text:p>206116</text:p>
          </table:table-cell>
          <table:table-cell table:number-columns-repeated="4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5" office:value-type="float" office:value="200028">
            <text:p>200028</text:p>
          </table:table-cell>
          <table:table-cell office:value-type="float" office:value="205500">
            <text:p>205500</text:p>
          </table:table-cell>
          <table:table-cell/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3564">
            <text:p>203564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5892">
            <text:p>20589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3968">
            <text:p>203968</text:p>
          </table:table-cell>
          <table:table-cell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5060">
            <text:p>205060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4" office:value-type="float" office:value="200028">
            <text:p>200028</text:p>
          </table:table-cell>
          <table:table-cell office:value-type="float" office:value="205496">
            <text:p>205496</text:p>
          </table:table-cell>
          <table:table-cell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3" office:value-type="float" office:value="200028">
            <text:p>200028</text:p>
          </table:table-cell>
          <table:table-cell office:value-type="float" office:value="205956">
            <text:p>205956</text:p>
          </table:table-cell>
          <table:table-cell table:number-columns-repeated="2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3" office:value-type="float" office:value="200028">
            <text:p>200028</text:p>
          </table:table-cell>
          <table:table-cell office:value-type="float" office:value="208068">
            <text:p>208068</text:p>
          </table:table-cell>
          <table:table-cell table:number-columns-repeated="2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3" office:value-type="float" office:value="200028">
            <text:p>200028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07280">
            <text:p>207280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7552">
            <text:p>207552</text:p>
          </table:table-cell>
          <table:table-cell table:number-columns-repeated="5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5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7460">
            <text:p>207460</text:p>
          </table:table-cell>
          <table:table-cell table:number-columns-repeated="4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5" office:value-type="float" office:value="200028">
            <text:p>200028</text:p>
          </table:table-cell>
          <table:table-cell office:value-type="float" office:value="1337196">
            <text:p>1337196</text:p>
          </table:table-cell>
          <table:table-cell/>
        </table:table-row>
        <table:table-row table:style-name="ro1">
          <table:table-cell table:number-columns-repeated="5" office:value-type="float" office:value="200028">
            <text:p>20002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4" office:value-type="float" office:value="200028">
            <text:p>200028</text:p>
          </table:table-cell>
          <table:table-cell office:value-type="float" office:value="207360">
            <text:p>207360</text:p>
          </table:table-cell>
          <table:table-cell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4" office:value-type="float" office:value="200028">
            <text:p>200028</text:p>
          </table:table-cell>
          <table:table-cell office:value-type="float" office:value="200060">
            <text:p>200060</text:p>
          </table:table-cell>
          <table:table-cell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5" office:value-type="float" office:value="200028">
            <text:p>200028</text:p>
          </table:table-cell>
          <table:table-cell office:value-type="float" office:value="200472">
            <text:p>200472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3" office:value-type="float" office:value="200028">
            <text:p>200028</text:p>
          </table:table-cell>
          <table:table-cell office:value-type="float" office:value="206896">
            <text:p>206896</text:p>
          </table:table-cell>
          <table:table-cell table:number-columns-repeated="2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43548">
            <text:p>243548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34364">
            <text:p>234364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07956">
            <text:p>207956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6304">
            <text:p>206304</text:p>
          </table:table-cell>
          <table:table-cell table:number-columns-repeated="5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5" office:value-type="float" office:value="200028">
            <text:p>200028</text:p>
          </table:table-cell>
          <table:table-cell office:value-type="float" office:value="210968">
            <text:p>210968</text:p>
          </table:table-cell>
          <table:table-cell/>
        </table:table-row>
        <table:table-row table:style-name="ro1">
          <table:table-cell table:number-columns-repeated="5" office:value-type="float" office:value="200028">
            <text:p>200028</text:p>
          </table:table-cell>
          <table:table-cell office:value-type="float" office:value="200044">
            <text:p>200044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6632">
            <text:p>206632</text:p>
          </table:table-cell>
          <table:table-cell table:number-columns-repeated="4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3" office:value-type="float" office:value="200028">
            <text:p>200028</text:p>
          </table:table-cell>
          <table:table-cell office:value-type="float" office:value="200468">
            <text:p>200468</text:p>
          </table:table-cell>
          <table:table-cell office:value-type="float" office:value="206476">
            <text:p>206476</text:p>
          </table:table-cell>
          <table:table-cell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0236">
            <text:p>200236</text:p>
          </table:table-cell>
          <table:table-cell table:number-columns-repeated="5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372">
            <text:p>200372</text:p>
          </table:table-cell>
          <table:table-cell table:number-columns-repeated="4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00484">
            <text:p>200484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4" office:value-type="float" office:value="200028">
            <text:p>200028</text:p>
          </table:table-cell>
          <table:table-cell office:value-type="float" office:value="200336">
            <text:p>200336</text:p>
          </table:table-cell>
          <table:table-cell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3" office:value-type="float" office:value="200028">
            <text:p>200028</text:p>
          </table:table-cell>
          <table:table-cell office:value-type="float" office:value="207056">
            <text:p>207056</text:p>
          </table:table-cell>
          <table:table-cell table:number-columns-repeated="2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06720">
            <text:p>206720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6360">
            <text:p>206360</text:p>
          </table:table-cell>
          <table:table-cell table:number-columns-repeated="5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5" office:value-type="float" office:value="200028">
            <text:p>200028</text:p>
          </table:table-cell>
          <table:table-cell office:value-type="float" office:value="1425520">
            <text:p>1425520</text:p>
          </table:table-cell>
          <table:table-cell/>
        </table:table-row>
        <table:table-row table:style-name="ro1">
          <table:table-cell table:number-columns-repeated="5" office:value-type="float" office:value="200028">
            <text:p>20002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6532">
            <text:p>206532</text:p>
          </table:table-cell>
          <table:table-cell table:number-columns-repeated="4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4" office:value-type="float" office:value="200028">
            <text:p>200028</text:p>
          </table:table-cell>
          <table:table-cell office:value-type="float" office:value="206492">
            <text:p>206492</text:p>
          </table:table-cell>
          <table:table-cell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3" office:value-type="float" office:value="200028">
            <text:p>200028</text:p>
          </table:table-cell>
          <table:table-cell office:value-type="float" office:value="206596">
            <text:p>206596</text:p>
          </table:table-cell>
          <table:table-cell table:number-columns-repeated="2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3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number-columns-repeated="2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06244">
            <text:p>206244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5976">
            <text:p>205976</text:p>
          </table:table-cell>
          <table:table-cell table:number-columns-repeated="5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5" office:value-type="float" office:value="200028">
            <text:p>200028</text:p>
          </table:table-cell>
          <table:table-cell office:value-type="float" office:value="209840">
            <text:p>209840</text:p>
          </table:table-cell>
          <table:table-cell/>
        </table:table-row>
        <table:table-row table:style-name="ro1">
          <table:table-cell table:number-columns-repeated="5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6608">
            <text:p>206608</text:p>
          </table:table-cell>
          <table:table-cell table:number-columns-repeated="4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4" office:value-type="float" office:value="200028">
            <text:p>200028</text:p>
          </table:table-cell>
          <table:table-cell office:value-type="float" office:value="206104">
            <text:p>206104</text:p>
          </table:table-cell>
          <table:table-cell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3" office:value-type="float" office:value="200028">
            <text:p>200028</text:p>
          </table:table-cell>
          <table:table-cell office:value-type="float" office:value="206752">
            <text:p>206752</text:p>
          </table:table-cell>
          <table:table-cell table:number-columns-repeated="2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3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number-columns-repeated="2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38236">
            <text:p>238236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33736">
            <text:p>233736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07632">
            <text:p>207632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00044">
            <text:p>200044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6108">
            <text:p>206108</text:p>
          </table:table-cell>
          <table:table-cell table:number-columns-repeated="5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5" office:value-type="float" office:value="200028">
            <text:p>200028</text:p>
          </table:table-cell>
          <table:table-cell office:value-type="float" office:value="1215628">
            <text:p>1215628</text:p>
          </table:table-cell>
          <table:table-cell/>
        </table:table-row>
        <table:table-row table:style-name="ro1">
          <table:table-cell table:number-columns-repeated="5" office:value-type="float" office:value="200028">
            <text:p>20002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6228">
            <text:p>206228</text:p>
          </table:table-cell>
          <table:table-cell table:number-columns-repeated="4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4" office:value-type="float" office:value="200028">
            <text:p>200028</text:p>
          </table:table-cell>
          <table:table-cell office:value-type="float" office:value="206120">
            <text:p>206120</text:p>
          </table:table-cell>
          <table:table-cell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3" office:value-type="float" office:value="200028">
            <text:p>200028</text:p>
          </table:table-cell>
          <table:table-cell office:value-type="float" office:value="206976">
            <text:p>206976</text:p>
          </table:table-cell>
          <table:table-cell table:number-columns-repeated="2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06404">
            <text:p>206404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6072">
            <text:p>206072</text:p>
          </table:table-cell>
          <table:table-cell table:number-columns-repeated="5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5" office:value-type="float" office:value="200028">
            <text:p>200028</text:p>
          </table:table-cell>
          <table:table-cell office:value-type="float" office:value="209452">
            <text:p>209452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6184">
            <text:p>206184</text:p>
          </table:table-cell>
          <table:table-cell table:number-columns-repeated="4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4" office:value-type="float" office:value="200028">
            <text:p>200028</text:p>
          </table:table-cell>
          <table:table-cell office:value-type="float" office:value="206360">
            <text:p>206360</text:p>
          </table:table-cell>
          <table:table-cell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3" office:value-type="float" office:value="200028">
            <text:p>200028</text:p>
          </table:table-cell>
          <table:table-cell office:value-type="float" office:value="206708">
            <text:p>206708</text:p>
          </table:table-cell>
          <table:table-cell table:number-columns-repeated="2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06264">
            <text:p>206264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6092">
            <text:p>206092</text:p>
          </table:table-cell>
          <table:table-cell table:number-columns-repeated="5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5" office:value-type="float" office:value="200028">
            <text:p>200028</text:p>
          </table:table-cell>
          <table:table-cell office:value-type="float" office:value="1468972">
            <text:p>1468972</text:p>
          </table:table-cell>
          <table:table-cell/>
        </table:table-row>
        <table:table-row table:style-name="ro1">
          <table:table-cell table:number-columns-repeated="5" office:value-type="float" office:value="200028">
            <text:p>20002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6112">
            <text:p>206112</text:p>
          </table:table-cell>
          <table:table-cell table:number-columns-repeated="4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4" office:value-type="float" office:value="200028">
            <text:p>200028</text:p>
          </table:table-cell>
          <table:table-cell office:value-type="float" office:value="206104">
            <text:p>206104</text:p>
          </table:table-cell>
          <table:table-cell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4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3" office:value-type="float" office:value="200028">
            <text:p>200028</text:p>
          </table:table-cell>
          <table:table-cell office:value-type="float" office:value="206508">
            <text:p>206508</text:p>
          </table:table-cell>
          <table:table-cell table:number-columns-repeated="2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36780">
            <text:p>236780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07548">
            <text:p>207548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35100">
            <text:p>235100</text:p>
          </table:table-cell>
          <table:table-cell table:number-columns-repeated="3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0128">
            <text:p>200128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number-columns-repeated="2" office:value-type="float" office:value="200028">
            <text:p>200028</text:p>
          </table:table-cell>
          <table:table-cell office:value-type="float" office:value="203820">
            <text:p>203820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5" office:value-type="float" office:value="200028">
            <text:p>200028</text:p>
          </table:table-cell>
          <table:table-cell office:value-type="float" office:value="213432">
            <text:p>213432</text:p>
          </table:table-cell>
          <table:table-cell/>
        </table:table-row>
        <table:table-row table:style-name="ro1">
          <table:table-cell table:number-columns-repeated="5" office:value-type="float" office:value="200028">
            <text:p>200028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6176">
            <text:p>206176</text:p>
          </table:table-cell>
          <table:table-cell table:number-columns-repeated="5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0032">
            <text:p>200032</text:p>
          </table:table-cell>
          <table:table-cell table:number-columns-repeated="5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6232">
            <text:p>206232</text:p>
          </table:table-cell>
          <table:table-cell table:number-columns-repeated="4" office:value-type="float" office:value="200028">
            <text:p>200028</text:p>
          </table:table-cell>
          <table:table-cell/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number-columns-repeated="4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4" office:value-type="float" office:value="200028">
            <text:p>200028</text:p>
          </table:table-cell>
          <table:table-cell office:value-type="float" office:value="206164">
            <text:p>206164</text:p>
          </table:table-cell>
          <table:table-cell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4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3" office:value-type="float" office:value="200028">
            <text:p>200028</text:p>
          </table:table-cell>
          <table:table-cell office:value-type="float" office:value="211548">
            <text:p>211548</text:p>
          </table:table-cell>
          <table:table-cell table:number-columns-repeated="2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3" office:value-type="float" office:value="200028">
            <text:p>200028</text:p>
          </table:table-cell>
          <table:table-cell office:value-type="float" office:value="203192">
            <text:p>203192</text:p>
          </table:table-cell>
          <table:table-cell table:number-columns-repeated="2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3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number-columns-repeated="2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  <table:table-row table:style-name="ro1">
          <table:table-cell table:number-columns-repeated="6" office:value-type="float" office:value="200028">
            <text:p>20002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10/10/2012</text:date>, <text:time>16:0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10T16:08:16</dc:date>
    <dc:creator>Etienne </dc:creator>
    <meta:generator>OpenOffice.org/3.2$Unix OpenOffice.org_project/320m12$Build-9483</meta:generator>
    <meta:editing-duration>PT00H01M12S</meta:editing-duration>
    <meta:editing-cycles>1</meta:editing-cycles>
    <meta:document-statistic meta:table-count="1" meta:cell-count="60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00000" chart:maximum="235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033cm" svg:height="22.415cm" xlink:href=".." chart:class="chart:line" chart:style-name="ch1">
        <chart:legend chart:legend-position="end" svg:x="25.448cm" svg:y="9.988cm" chart:style-name="ch2"/>
        <chart:plot-area chart:style-name="ch3" table:cell-range-address="Sheet1.A1:Sheet1.F1001" chart:data-source-has-labels="row" svg:x="0.58cm" svg:y="0.448cm" svg:width="24.289cm" svg:height="21.07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001" chart:label-cell-address="Sheet1.A1:Sheet1.A1" chart:class="chart:line">
            <chart:data-point chart:repeated="1000"/>
          </chart:series>
          <chart:series chart:style-name="ch8" chart:values-cell-range-address="Sheet1.B2:Sheet1.B1001" chart:label-cell-address="Sheet1.B1:Sheet1.B1" chart:class="chart:line">
            <chart:data-point chart:repeated="1000"/>
          </chart:series>
          <chart:series chart:style-name="ch9" chart:values-cell-range-address="Sheet1.C2:Sheet1.C1001" chart:label-cell-address="Sheet1.C1:Sheet1.C1" chart:class="chart:line">
            <chart:data-point chart:repeated="1000"/>
          </chart:series>
          <chart:series chart:style-name="ch10" chart:values-cell-range-address="Sheet1.D2:Sheet1.D1001" chart:label-cell-address="Sheet1.D1:Sheet1.D1" chart:class="chart:line">
            <chart:data-point chart:repeated="1000"/>
          </chart:series>
          <chart:series chart:style-name="ch11" chart:values-cell-range-address="Sheet1.E2:Sheet1.E1001" chart:label-cell-address="Sheet1.E1:Sheet1.E1" chart:class="chart:line">
            <chart:data-point chart:repeated="1000"/>
          </chart:series>
          <chart:series chart:style-name="ch12" chart:values-cell-range-address="Sheet1.F2:Sheet1.F1001" chart:label-cell-address="Sheet1.F1:Sheet1.F1" chart:class="chart:line"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VM_Kernel_cpu_0</text:p>
              </table:table-cell>
              <table:table-cell office:value-type="string">
                <text:p text:id="Sheet1.B1:Sheet1.B1">VM_Kernel_cpu_1</text:p>
              </table:table-cell>
              <table:table-cell office:value-type="string">
                <text:p text:id="Sheet1.C1:Sheet1.C1">VM_Kernel_cpu_2</text:p>
              </table:table-cell>
              <table:table-cell office:value-type="string">
                <text:p text:id="Sheet1.D1:Sheet1.D1">VM_Kernel_cpu_3</text:p>
              </table:table-cell>
              <table:table-cell office:value-type="string">
                <text:p text:id="Sheet1.E1:Sheet1.E1">VM_Kernel_cpu_4</text:p>
              </table:table-cell>
              <table:table-cell office:value-type="string">
                <text:p text:id="Sheet1.F1:Sheet1.F1">VM_Kernel_cpu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28">
                <text:p text:id="Sheet1.A2:Sheet1.A1001">200028</text:p>
              </table:table-cell>
              <table:table-cell office:value-type="float" office:value="200028">
                <text:p text:id="Sheet1.B2:Sheet1.B1001">200028</text:p>
              </table:table-cell>
              <table:table-cell office:value-type="float" office:value="200032">
                <text:p text:id="Sheet1.C2:Sheet1.C1001">200032</text:p>
              </table:table-cell>
              <table:table-cell office:value-type="float" office:value="200036">
                <text:p text:id="Sheet1.D2:Sheet1.D1001">200036</text:p>
              </table:table-cell>
              <table:table-cell office:value-type="float" office:value="200028">
                <text:p text:id="Sheet1.E2:Sheet1.E1001">200028</text:p>
              </table:table-cell>
              <table:table-cell office:value-type="float" office:value="200028">
                <text:p text:id="Sheet1.F2:Sheet1.F1001">2000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28">
                <text:p>200028</text:p>
              </table:table-cell>
              <table:table-cell office:value-type="float" office:value="206116">
                <text:p>20611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5500">
                <text:p>205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28">
                <text:p>200028</text:p>
              </table:table-cell>
              <table:table-cell office:value-type="float" office:value="200032">
                <text:p>200032</text:p>
              </table:table-cell>
              <table:table-cell office:value-type="float" office:value="203564">
                <text:p>20356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892">
                <text:p>205892</text:p>
              </table:table-cell>
              <table:table-cell office:value-type="float" office:value="200028">
                <text:p>200028</text:p>
              </table:table-cell>
              <table:table-cell office:value-type="float" office:value="200032">
                <text:p>200032</text:p>
              </table:table-cell>
              <table:table-cell office:value-type="float" office:value="200028">
                <text:p>200028</text:p>
              </table:table-cell>
              <table:table-cell office:value-type="float" office:value="203968">
                <text:p>20396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32">
                <text:p>200032</text:p>
              </table:table-cell>
              <table:table-cell office:value-type="float" office:value="200028">
                <text:p>200028</text:p>
              </table:table-cell>
              <table:table-cell office:value-type="float" office:value="205060">
                <text:p>20506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5496">
                <text:p>205496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5956">
                <text:p>20595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8068">
                <text:p>20806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56">
                <text:p>20005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7280">
                <text:p>20728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52">
                <text:p>20005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7552">
                <text:p>20755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052">
                <text:p>20005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028">
                <text:p>200028</text:p>
              </table:table-cell>
              <table:table-cell office:value-type="float" office:value="207460">
                <text:p>20746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028">
                <text:p>200028</text:p>
              </table:table-cell>
              <table:table-cell office:value-type="float" office:value="200052">
                <text:p>20005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1337196">
                <text:p>1337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7360">
                <text:p>207360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60">
                <text:p>200060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472">
                <text:p>2004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6896">
                <text:p>20689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43548">
                <text:p>24354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4">
                <text:p>20002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34364">
                <text:p>23436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7956">
                <text:p>20795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32">
                <text:p>2000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6304">
                <text:p>20630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10968">
                <text:p>2109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44">
                <text:p>2000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0028">
                <text:p>200028</text:p>
              </table:table-cell>
              <table:table-cell office:value-type="float" office:value="206632">
                <text:p>2066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468">
                <text:p>200468</text:p>
              </table:table-cell>
              <table:table-cell office:value-type="float" office:value="206476">
                <text:p>206476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0236">
                <text:p>20023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0028">
                <text:p>200028</text:p>
              </table:table-cell>
              <table:table-cell office:value-type="float" office:value="200372">
                <text:p>20037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484">
                <text:p>20048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336">
                <text:p>200336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7056">
                <text:p>20705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6720">
                <text:p>20672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6360">
                <text:p>20636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1425520">
                <text:p>14255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0028">
                <text:p>200028</text:p>
              </table:table-cell>
              <table:table-cell office:value-type="float" office:value="206532">
                <text:p>2065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6492">
                <text:p>206492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6596">
                <text:p>20659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32">
                <text:p>2000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6244">
                <text:p>20624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5976">
                <text:p>20597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9840">
                <text:p>20984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0028">
                <text:p>200028</text:p>
              </table:table-cell>
              <table:table-cell office:value-type="float" office:value="206608">
                <text:p>20660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6104">
                <text:p>206104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6752">
                <text:p>20675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32">
                <text:p>2000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38236">
                <text:p>23823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32">
                <text:p>2000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33736">
                <text:p>23373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32">
                <text:p>2000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7632">
                <text:p>2076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44">
                <text:p>20004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06108">
                <text:p>20610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1215628">
                <text:p>12156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0028">
                <text:p>200028</text:p>
              </table:table-cell>
              <table:table-cell office:value-type="float" office:value="206228">
                <text:p>2062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6120">
                <text:p>206120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6976">
                <text:p>20697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6404">
                <text:p>20640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6072">
                <text:p>20607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9452">
                <text:p>20945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0028">
                <text:p>200028</text:p>
              </table:table-cell>
              <table:table-cell office:value-type="float" office:value="206184">
                <text:p>20618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6360">
                <text:p>206360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6708">
                <text:p>20670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6264">
                <text:p>20626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32">
                <text:p>2000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06092">
                <text:p>20609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1468972">
                <text:p>146897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0028">
                <text:p>200028</text:p>
              </table:table-cell>
              <table:table-cell office:value-type="float" office:value="206112">
                <text:p>20611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6104">
                <text:p>206104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32">
                <text:p>200032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6508">
                <text:p>20650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36780">
                <text:p>23678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32">
                <text:p>2000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7548">
                <text:p>20754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35100">
                <text:p>23510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0128">
                <text:p>200128</text:p>
              </table:table-cell>
              <table:table-cell office:value-type="float" office:value="200028">
                <text:p>200028</text:p>
              </table:table-cell>
              <table:table-cell office:value-type="float" office:value="200032">
                <text:p>2000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3820">
                <text:p>20382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13432">
                <text:p>21343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6176">
                <text:p>20617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00032">
                <text:p>2000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0028">
                <text:p>200028</text:p>
              </table:table-cell>
              <table:table-cell office:value-type="float" office:value="206232">
                <text:p>2062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0028">
                <text:p>200028</text:p>
              </table:table-cell>
              <table:table-cell office:value-type="float" office:value="200032">
                <text:p>2000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6164">
                <text:p>206164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32">
                <text:p>200032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11548">
                <text:p>21154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3192">
                <text:p>20319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32">
                <text:p>200032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  <table:table-cell office:value-type="float" office:value="200028">
                <text:p>200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